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ahoma1" svg:font-family="Tahoma"/>
    <style:font-face style:name="Times New Roman CE" svg:font-family="'Times New Roman CE'"/>
    <style:font-face style:name="times new roman"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6pt" style:font-name-asian="Times New Roman CE" style:font-name-complex="Times New Roman C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Integer a dolor eu lorem luctus cursus. Proin varius dui quis felis. Sed vitae lacus ac mauris cursus vehicula. Nulla sodales fringilla lorem. Praesent odio mi, interdum eget, facilisis et, elementum luctus, enim. Vivamus sed est. Cras leo dolor, mollis et, suscipit sed, interdum ac, elit. Phasellus cursus, arcu nec bibendum cursus, dolor mi vestibulum leo, ut cursus orci sem id dolor. Morbi porttitor libero nec risus. Duis diam justo, blandit sed, fermentum eu, consectetur at, arcu. Quisque felis ipsum, facilisis quis, ultrices sed, venenatis aliquam, urna. Cras sit amet risus. Pellentesque dictum. In hac habitasse platea dictumst. Nunc odio elit, mattis et, rutrum id, faucibus vitae, ipsum. Donec aliquet sem sed augue. Aliquam erat volutpat. Etiam ultrices, metus a tristique ornare, tellus urna congue nunc, vitae iaculis risus enim quis mag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ahoma1" svg:font-family="Tahoma"/>
    <style:font-face style:name="Times New Roman CE" svg:font-family="'Times New Roman CE'"/>
    <style:font-face style:name="times new roman"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Viktor Szakáts</meta:initial-creator>
    <meta:creation-date>2007-10-18T18:53:04</meta:creation-date>
    <dc:date>2009-03-27T01:21:26.98</dc:date>
    <meta:editing-cycles>3</meta:editing-cycles>
    <meta:editing-duration>PT00H02M44S</meta:editing-duration>
    <meta:document-statistic meta:table-count="0" meta:image-count="0" meta:object-count="0" meta:page-count="1" meta:paragraph-count="1" meta:word-count="140" meta:character-count="914"/>
    <meta:user-defined meta:name="Info 1"/>
    <meta:user-defined meta:name="Info 2"/>
    <meta:user-defined meta:name="Info 3"/>
    <meta:user-defined meta:name="Info 4"/>
  </office:meta>
</office:document-meta>
</file>